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27403873675349620" text:style-name="L1">
        <text:list-item>
          <text:p text:style-name="P1">par membre</text:p>
          <text:list>
            <text:list-item>
              <text:p text:style-name="P1">bras</text:p>
              <text:list>
                <text:list-item>
                  <text:p text:style-name="P1">développés couchés (méthode 1 et 3 ou méthode 2 et 3) :</text:p>
                  <text:list>
                    <text:list-item>
                      <text:p text:style-name="P1">méthode poids légers = vitesse puissance frappe et nerfs</text:p>
                      <text:list>
                        <text:list-item>
                          <text:p text:style-name="P1">3 à 6 séries... choisir 5 ?</text:p>
                        </text:list-item>
                        <text:list-item>
                          <text:p text:style-name="P1">10 répétitions par séries</text:p>
                        </text:list-item>
                        <text:list-item>
                          <text:p text:style-name="P1">2-3 minutes de pause entre chaque série</text:p>
                        </text:list-item>
                        <text:list-item>
                          <text:p text:style-name="P1">25kg ? (max avec une répétition = 70kg ? 35% de ce max)</text:p>
                        </text:list-item>
                        <text:list-item>
                          <text:p text:style-name="P1">vérifier le max justement</text:p>
                        </text:list-item>
                        <text:list-item>
                          <text:p text:style-name="P1">apparemment sans tourner avec d'autres mouvements</text:p>
                        </text:list-item>
                        <text:list-item>
                          <text:p text:style-name="P1">vitesse maximale (&lt;15 sec pour 10 répétitions)</text:p>
                        </text:list-item>
                        <text:list-item>
                          <text:p text:style-name="P1">améliore vitesse puissance et nerfs</text:p>
                        </text:list-item>
                        <text:list-item>
                          <text:p text:style-name="P1">temps total : 15 min ?</text:p>
                        </text:list-item>
                      </text:list>
                    </text:list-item>
                    <text:list-item>
                      <text:p text:style-name="P1">méthode contraste de charges = vitesse puissance frappe et nerfs</text:p>
                      <text:list>
                        <text:list-item>
                          <text:p text:style-name="P1">pas bien compris</text:p>
                        </text:list-item>
                        <text:list-item>
                          <text:p text:style-name="P1">série lourde</text:p>
                          <text:list>
                            <text:list-item>
                              <text:p text:style-name="P1">60kg</text:p>
                            </text:list-item>
                            <text:list-item>
                              <text:p text:style-name="P1">phase positive rapide</text:p>
                            </text:list-item>
                            <text:list-item>
                              <text:p text:style-name="P1">phase négative lente ?</text:p>
                            </text:list-item>
                            <text:list-item>
                              <text:p text:style-name="P1">5 répétitions max ?</text:p>
                            </text:list-item>
                          </text:list>
                        </text:list-item>
                        <text:list-item>
                          <text:p text:style-name="P1">série légère</text:p>
                          <text:list>
                            <text:list-item>
                              <text:p text:style-name="P1">25kg</text:p>
                            </text:list-item>
                            <text:list-item>
                              <text:p text:style-name="P1">les 2 phases ultra rapides ?</text:p>
                            </text:list-item>
                            <text:list-item>
                              <text:p text:style-name="P1">10 répétitions ?</text:p>
                            </text:list-item>
                          </text:list>
                        </text:list-item>
                        <text:list-item>
                          <text:p text:style-name="P1">15 secondes max entre série lourde et série légère ?</text:p>
                        </text:list-item>
                        <text:list-item>
                          <text:p text:style-name="P1">2 min entre 2 couples lourde / légère ?</text:p>
                        </text:list-item>
                        <text:list-item>
                          <text:p text:style-name="P1">combien de séries ? 5 ?</text:p>
                        </text:list-item>
                        <text:list-item>
                          <text:p text:style-name="P1">temps total : 15 min ?</text:p>
                        </text:list-item>
                      </text:list>
                    </text:list-item>
                    <text:list-item>
                      <text:p text:style-name="P1">poids lourds = puissance et masse</text:p>
                      <text:list>
                        <text:list-item>
                          <text:p text:style-name="P1">60kg (= 80-90% poids max)</text:p>
                        </text:list-item>
                        <text:list-item>
                          <text:p text:style-name="P1">5 séries</text:p>
                        </text:list-item>
                        <text:list-item>
                          <text:p text:style-name="P1">5 répétitions par série</text:p>
                        </text:list-item>
                        <text:list-item>
                          <text:p text:style-name="P1">2-3 minutes de pause entre chaque série</text:p>
                        </text:list-item>
                        <text:list-item>
                          <text:p text:style-name="P1">combiner avec 3 ou 4 autres exs</text:p>
                        </text:list-item>
                        <text:list-item>
                          <text:p text:style-name="P1">temps total : 20 min</text:p>
                        </text:list-item>
                      </text:list>
                    </text:list-item>
                  </text:list>
                </text:list-item>
                <text:list-item>
                  <text:p text:style-name="P1">haltères assis un bras à la fois coude sur genou</text:p>
                  <text:list>
                    <text:list-item>
                      <text:p text:style-name="P1">tester poids max avec une répétition... 14kg ?</text:p>
                    </text:list-item>
                    <text:list-item>
                      <text:p text:style-name="P1">méthode poids légers : cf <text:s/>dév couchés, remplacer poids par 5kg</text:p>
                    </text:list-item>
                    <text:list-item>
                      <text:p text:style-name="P1">méthode contraste de charges : cd dév couch, 5kg-12kg</text:p>
                    </text:list-item>
                    <text:list-item>
                      <text:p text:style-name="P1">méthode poids lourd : 12kg</text:p>
                    </text:list-item>
                  </text:list>
                </text:list-item>
                <text:list-item>
                  <text:p text:style-name="P1">triceps machine à l'entrée</text:p>
                  <text:list>
                    <text:list-item>
                      <text:p text:style-name="P1">tester max... 30kg ?</text:p>
                    </text:list-item>
                    <text:list-item>
                      <text:p text:style-name="P1">méthode poids légers : 10kg</text:p>
                    </text:list-item>
                    <text:list-item>
                      <text:p text:style-name="P1">méthode contraste : 25-10</text:p>
                    </text:list-item>
                    <text:list-item>
                      <text:p text:style-name="P1">poids lourds : 10</text:p>
                    </text:list-item>
                  </text:list>
                </text:list-item>
              </text:list>
            </text:list-item>
            <text:list-item>
              <text:p text:style-name="P1">ventre</text:p>
              <text:list>
                <text:list-item>
                  <text:p text:style-name="P1">abdos lève homoplates</text:p>
                  <text:list>
                    <text:list-item>
                      <text:p text:style-name="P1">haut des abdos</text:p>
                    </text:list-item>
                    <text:list-item>
                      <text:p text:style-name="P1">rend puissants et plus nerveux (encaisse mieux ?)</text:p>
                    </text:list-item>
                    <text:list-item>
                      <text:p text:style-name="P1"><text:soft-page-break/>façon méthode poids légers (très rapide etc)</text:p>
                    </text:list-item>
                    <text:list-item>
                      <text:p text:style-name="P1">ne pas décoller plus que les homoplates</text:p>
                    </text:list-item>
                    <text:list-item>
                      <text:p text:style-name="P1">total : 15 min ?</text:p>
                    </text:list-item>
                  </text:list>
                </text:list-item>
                <text:list-item>
                  <text:p text:style-name="P1">gainage abdos</text:p>
                  <text:list>
                    <text:list-item>
                      <text:p text:style-name="P1">1 min gainage</text:p>
                    </text:list-item>
                    <text:list-item>
                      <text:p text:style-name="P1">sèche et sculpte</text:p>
                    </text:list-item>
                    <text:list-item>
                      <text:p text:style-name="P1">1 min repos</text:p>
                    </text:list-item>
                    <text:list-item>
                      <text:p text:style-name="P1">sans tourner avec autres exs</text:p>
                    </text:list-item>
                    <text:list-item>
                      <text:p text:style-name="P1">5 séries</text:p>
                    </text:list-item>
                    <text:list-item>
                      <text:p text:style-name="P1">10 min en tout</text:p>
                    </text:list-item>
                  </text:list>
                </text:list-item>
                <text:list-item>
                  <text:p text:style-name="P1">gainage côtés</text:p>
                  <text:list>
                    <text:list-item>
                      <text:p text:style-name="P1">1 min gainage</text:p>
                    </text:list-item>
                    <text:list-item>
                      <text:p text:style-name="P1">sèche et sculpte</text:p>
                    </text:list-item>
                    <text:list-item>
                      <text:p text:style-name="P1">1 min repos</text:p>
                    </text:list-item>
                    <text:list-item>
                      <text:p text:style-name="P1">sans tourner avec autres exs</text:p>
                    </text:list-item>
                    <text:list-item>
                      <text:p text:style-name="P1">5 séries</text:p>
                    </text:list-item>
                    <text:list-item>
                      <text:p text:style-name="P1">le tout *2 ? (un pour chaque côté)</text:p>
                    </text:list-item>
                    <text:list-item>
                      <text:p text:style-name="P1">10 min en tout</text:p>
                    </text:list-item>
                  </text:list>
                </text:list-item>
                <text:list-item>
                  <text:p text:style-name="P1">abdos machine</text:p>
                  <text:list>
                    <text:list-item>
                      <text:p text:style-name="P1">tester max (45-50kg ?)</text:p>
                    </text:list-item>
                    <text:list-item>
                      <text:p text:style-name="P1">utiliser donc 35-40kg ?</text:p>
                    </text:list-item>
                    <text:list-item>
                      <text:p text:style-name="P1">façon poids lourds</text:p>
                    </text:list-item>
                    <text:list-item>
                      <text:p text:style-name="P1">20 min</text:p>
                    </text:list-item>
                  </text:list>
                </text:list-item>
                <text:list-item>
                  <text:p text:style-name="P1">abdos mur lève jambes</text:p>
                  <text:list>
                    <text:list-item>
                      <text:p text:style-name="P1">façon séchage ?</text:p>
                    </text:list-item>
                    <text:list-item>
                      <text:p text:style-name="P1">3 séries ?</text:p>
                    </text:list-item>
                    <text:list-item>
                      <text:p text:style-name="P1">10 min</text:p>
                    </text:list-item>
                  </text:list>
                </text:list-item>
                <text:list-item>
                  <text:p text:style-name="P1">obliques</text:p>
                  <text:list>
                    <text:list-item>
                      <text:p text:style-name="P1">pas coudes genous !!!</text:p>
                    </text:list-item>
                    <text:list-item>
                      <text:p text:style-name="P1">lever juste une homoplate et la rouler vers l'autre</text:p>
                    </text:list-item>
                    <text:list-item>
                      <text:p text:style-name="P1">un peu vers le bas mais pas trop</text:p>
                    </text:list-item>
                    <text:list-item>
                      <text:p text:style-name="P1">toucher muscles obliques pour sentir quand travaille</text:p>
                    </text:list-item>
                    <text:list-item>
                      <text:p text:style-name="P1">3 séries</text:p>
                    </text:list-item>
                    <text:list-item>
                      <text:p text:style-name="P1">10 min ?</text:p>
                    </text:list-item>
                  </text:list>
                </text:list-item>
              </text:list>
            </text:list-item>
            <text:list-item>
              <text:p text:style-name="P1">dos. Tout ex : lourd mais pas trop ? (pas abimer dos)</text:p>
              <text:list>
                <text:list-item>
                  <text:p text:style-name="P1">rameur coudes hauts (max 45 ? → 30)</text:p>
                </text:list-item>
                <text:list-item>
                  <text:p text:style-name="P1">rameur coudes bas (max 60 ? → 40)</text:p>
                </text:list-item>
                <text:list-item>
                  <text:p text:style-name="P1">appareille tractions (max 60 ? → 40)</text:p>
                </text:list-item>
                <text:list-item>
                  <text:p text:style-name="P1">lombaires</text:p>
                </text:list-item>
              </text:list>
            </text:list-item>
            <text:list-item>
              <text:p text:style-name="P1">jambes</text:p>
              <text:list>
                <text:list-item>
                  <text:p text:style-name="P1">presse quadri : lourd mais pas trop (max 200 ? → 100 – attention genous !!!)</text:p>
                </text:list-item>
                <text:list-item>
                  <text:p text:style-name="P1">presse mollets : lourd (max 200 ? → 120 – genous pour monter première fois)</text:p>
                </text:list-item>
                <text:list-item>
                  <text:p text:style-name="P1">appareille isquio : lourd mais pas trop (max 40 ? → 20)</text:p>
                </text:list-item>
                <text:list-item>
                  <text:p text:style-name="P1">appareille quadri : lours mais pas trop (max 40 ? → 20-25)</text:p>
                </text:list-item>
                <text:list-item>
                  <text:p text:style-name="P1">jogging : 30 min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24T00:10:06</meta:creation-date>
    <meta:generator>OpenOffice/4.0.0$Unix OpenOffice.org_project/400m3$Build-9702</meta:generator>
    <dc:date>2014-10-24T01:57:18</dc:date>
    <dc:creator>yjfjyf jjku</dc:creator>
    <meta:editing-duration>PT1H47M12S</meta:editing-duration>
    <meta:editing-cycles>94</meta:editing-cycles>
    <meta:document-statistic meta:table-count="0" meta:image-count="0" meta:object-count="0" meta:page-count="2" meta:paragraph-count="94" meta:word-count="590" meta:character-count="2621"/>
  </office:meta>
</office:document-meta>
</file>